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fo:font-size="22pt" style:font-size-asian="22pt" style:font-size-complex="22pt"/>
    </style:style>
    <style:style style:name="P2" style:parent-style-name="Normal" style:family="paragraph">
      <style:paragraph-properties fo:margin-bottom="0in" style:line-height-at-least="0.1979in" fo:background-color="#2E3440"/>
      <style:text-properties style:font-name="Consolas" style:font-name-asian="Times New Roman" style:font-name-complex="Times New Roman" fo:color="#D8DEE9" fo:font-size="10.5pt" style:font-size-asian="10.5pt" style:font-size-complex="10.5pt" fo:hyphenate="true"/>
    </style:style>
    <style:style style:name="P3" style:parent-style-name="Normal" style:family="paragraph">
      <style:text-properties fo:font-size="13pt" style:font-size-asian="13pt" style:font-size-complex="13pt"/>
    </style:style>
    <style:style style:name="P4"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5" style:parent-style-name="Normal" style:family="paragraph">
      <style:text-properties fo:font-size="13pt" style:font-size-asian="13pt" style:font-size-complex="13pt"/>
    </style:style>
    <style:style style:name="P6" style:parent-style-name="Normal" style:family="paragraph">
      <style:text-properties fo:font-size="13pt" style:font-size-asian="13pt" style:font-size-complex="13pt"/>
    </style:style>
    <style:style style:name="P7" style:parent-style-name="Normal" style:family="paragraph">
      <style:text-properties fo:font-size="13pt" style:font-size-asian="13pt" style:font-size-complex="13pt"/>
    </style:style>
    <style:style style:name="P8" style:parent-style-name="ListParagraph" style:list-style-name="LFO2" style:family="paragraph">
      <style:text-properties fo:font-size="13pt" style:font-size-asian="13pt" style:font-size-complex="13pt"/>
    </style:style>
    <style:style style:name="P9" style:parent-style-name="ListParagraph" style:list-style-name="LFO2"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P11" style:parent-style-name="Normal" style:family="paragraph">
      <style:text-properties fo:font-size="13pt" style:font-size-asian="13pt" style:font-size-complex="13pt"/>
    </style:style>
    <style:style style:name="P12" style:parent-style-name="Normal" style:family="paragraph">
      <style:text-properties fo:font-size="13pt" style:font-size-asian="13pt" style:font-size-complex="13pt"/>
    </style:style>
    <style:style style:name="P13" style:parent-style-name="Normal" style:family="paragraph">
      <style:text-properties fo:font-size="13pt" style:font-size-asian="13pt" style:font-size-complex="13pt"/>
    </style:style>
    <style:style style:name="P14" style:parent-style-name="Normal" style:family="paragraph">
      <style:text-properties fo:font-size="13pt" style:font-size-asian="13pt" style:font-size-complex="13pt"/>
    </style:style>
    <style:style style:name="P15"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16" style:parent-style-name="Normal" style:family="paragraph">
      <style:paragraph-properties fo:margin-bottom="0in" style:line-height-at-least="0.1979in" fo:background-color="#2E3440"/>
      <style:text-properties style:font-name="Consolas" style:font-name-asian="Times New Roman" style:font-name-complex="Times New Roman" fo:color="#D8DEE9" fo:font-size="10.5pt" style:font-size-asian="10.5pt" style:font-size-complex="10.5pt" fo:hyphenate="true"/>
    </style:style>
    <style:style style:name="P17" style:parent-style-name="Normal" style:family="paragraph">
      <style:paragraph-properties fo:margin-bottom="0in" style:line-height-at-least="0.1979in" fo:background-color="#2E3440"/>
      <style:text-properties fo:hyphenate="true"/>
    </style:style>
    <style:style style:name="T18"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19"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20" style:parent-style-name="Normal" style:family="paragraph">
      <style:paragraph-properties fo:margin-bottom="0in" style:line-height-at-least="0.1979in" fo:background-color="#2E3440"/>
      <style:text-properties fo:hyphenate="true"/>
    </style:style>
    <style:style style:name="T21"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22"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23" style:parent-style-name="Normal" style:family="paragraph">
      <style:paragraph-properties fo:margin-bottom="0in" style:line-height-at-least="0.1979in" fo:background-color="#2E3440"/>
      <style:text-properties fo:hyphenate="true"/>
    </style:style>
    <style:style style:name="T24"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25"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26" style:parent-style-name="Normal" style:family="paragraph">
      <style:paragraph-properties fo:margin-bottom="0in" style:line-height-at-least="0.1979in" fo:background-color="#2E3440"/>
      <style:text-properties fo:hyphenate="true"/>
    </style:style>
    <style:style style:name="T27"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28"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29" style:parent-style-name="Normal" style:family="paragraph">
      <style:paragraph-properties fo:margin-bottom="0in" style:line-height-at-least="0.1979in" fo:background-color="#2E3440"/>
      <style:text-properties fo:hyphenate="true"/>
    </style:style>
    <style:style style:name="T30"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31"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32" style:parent-style-name="Normal" style:family="paragraph">
      <style:paragraph-properties fo:margin-bottom="0in" style:line-height-at-least="0.1979in" fo:background-color="#2E3440"/>
      <style:text-properties fo:hyphenate="true"/>
    </style:style>
    <style:style style:name="T33"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34"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35" style:parent-style-name="Normal" style:family="paragraph">
      <style:paragraph-properties fo:margin-bottom="0in" style:line-height-at-least="0.1979in" fo:background-color="#2E3440"/>
      <style:text-properties fo:hyphenate="true"/>
    </style:style>
    <style:style style:name="T36"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37"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38" style:parent-style-name="Normal" style:family="paragraph">
      <style:paragraph-properties fo:margin-bottom="0in" style:line-height-at-least="0.1979in" fo:background-color="#2E3440"/>
      <style:text-properties fo:hyphenate="true"/>
    </style:style>
    <style:style style:name="T39" style:parent-style-name="DefaultParagraphFont" style:family="text">
      <style:text-properties style:font-name="Consolas" style:font-name-asian="Times New Roman" style:font-name-complex="Times New Roman" fo:color="#ECEFF4" fo:font-size="10.5pt" style:font-size-asian="10.5pt" style:font-size-complex="10.5pt"/>
    </style:style>
    <style:style style:name="T40"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T41" style:parent-style-name="DefaultParagraphFont" style:family="text">
      <style:text-properties style:font-name="Consolas" style:font-name-asian="Times New Roman" style:font-name-complex="Times New Roman" fo:color="#D8DEE9" fo:font-size="10.5pt" style:font-size-asian="10.5pt" style:font-size-complex="10.5pt"/>
    </style:style>
    <style:style style:name="P42" style:parent-style-name="Normal" style:family="paragraph">
      <style:paragraph-properties fo:margin-bottom="0in" style:line-height-at-least="0.1979in" fo:background-color="#2E3440"/>
      <style:text-properties style:font-name="Consolas" style:font-name-asian="Times New Roman" style:font-name-complex="Times New Roman" fo:color="#D8DEE9" fo:font-size="10.5pt" style:font-size-asian="10.5pt" style:font-size-complex="10.5pt" fo:hyphenate="true"/>
    </style:style>
    <style:style style:name="P43" style:parent-style-name="Normal" style:family="paragraph">
      <style:text-properties fo:font-size="13pt" style:font-size-asian="13pt" style:font-size-complex="13pt"/>
    </style:style>
    <style:style style:name="P44"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45" style:parent-style-name="Normal" style:family="paragraph">
      <style:text-properties fo:font-size="13pt" style:font-size-asian="13pt" style:font-size-complex="13pt"/>
    </style:style>
    <style:style style:name="P46" style:parent-style-name="Normal" style:family="paragraph">
      <style:text-properties fo:font-size="13pt" style:font-size-asian="13pt" style:font-size-complex="13pt"/>
    </style:style>
    <style:style style:name="P47"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48" style:parent-style-name="Normal" style:family="paragraph">
      <style:text-properties fo:font-size="13pt" style:font-size-asian="13pt" style:font-size-complex="13pt"/>
    </style:style>
    <style:style style:name="P49" style:parent-style-name="Normal" style:family="paragraph">
      <style:text-properties fo:font-size="13pt" style:font-size-asian="13pt" style:font-size-complex="13pt"/>
    </style:style>
    <style:style style:name="P50"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51" style:parent-style-name="Normal" style:family="paragraph">
      <style:text-properties fo:font-size="13pt" style:font-size-asian="13pt" style:font-size-complex="13pt"/>
    </style:style>
    <style:style style:name="P52" style:parent-style-name="Normal" style:family="paragraph">
      <style:text-properties fo:font-size="13pt" style:font-size-asian="13pt" style:font-size-complex="13pt"/>
    </style:style>
    <style:style style:name="P53"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T54" style:parent-style-name="DefaultParagraphFont" style:family="text">
      <style:text-properties fo:font-size="13pt" style:font-size-asian="13pt" style:font-size-complex="13pt"/>
    </style:style>
  </office:automatic-styles>
  <office:body>
    <office:text text:use-soft-page-breaks="true">
      <text:p text:style-name="P1">Abstract:<text:s/></text:p>
      <text:p text:style-name="P2">A major issue for<text:s/>many small<text:s/>hospitals that make use of a paper-based database system is that transferring over to an digital system can be expensive and hard to maintain. Given the fact that many such softwares nowadays come with many<text:s/>unnecessary<text:s/>features in them. As such, we seek out to develop a software, which is easier and cheaper to run, and caters to the essentials of an hospital, with the ability for the client to expand upon to add his own custom features easily with a plug-n-play like code architecture</text:p>
      <text:p text:style-name="P3"/>
      <text:p text:style-name="P4">Requirements:</text:p>
      <text:p text:style-name="P5">MySQL Version : 5.6+</text:p>
      <text:p text:style-name="P6">Python Version : 3.9+</text:p>
      <text:p text:style-name="P7">Pip Modules Required:</text:p>
      <text:list text:style-name="LFO2" text:continue-numbering="true">
        <text:list-item>
          <text:p text:style-name="P8">mysql-connector-python</text:p>
        </text:list-item>
        <text:list-item>
          <text:p text:style-name="P9">tabulate</text:p>
        </text:list-item>
      </text:list>
      <text:p text:style-name="P10">Minimum Storage : 5gb</text:p>
      <text:p text:style-name="P11">Minimum Ram: 512 MB</text:p>
      <text:p text:style-name="P12">Minimum Processor: Intel Celeron 1gHz</text:p>
      <text:p text:style-name="P13"/>
      <text:p text:style-name="P14"/>
      <text:p text:style-name="P15">Preface:</text:p>
      <text:p text:style-name="P16">The main goal of this project is to develop a simple<text:s/>extendable<text:s/>code<text:s/>which,</text:p>
      <text:p text:style-name="P17"><text:span text:style-name="T18">1.</text:span><text:span text:style-name="T19"><text:s/> Tally medicinal records</text:span></text:p>
      <text:p text:style-name="P20"><text:span text:style-name="T21">2.</text:span><text:span text:style-name="T22"><text:s/> Improve Knowledge on medical conditions (Archives)</text:span></text:p>
      <text:p text:style-name="P23"><text:span text:style-name="T24">3.</text:span><text:span text:style-name="T25"><text:s/> Assign appropriate appointments (via reception)</text:span></text:p>
      <text:p text:style-name="P26"><text:span text:style-name="T27">4.</text:span><text:span text:style-name="T28"><text:s/> Dispatch and maintain medicines (Pharmacy)</text:span></text:p>
      <text:p text:style-name="P29"><text:span text:style-name="T30">5.</text:span><text:span text:style-name="T31"><text:s/> Update ER Room and maintain a record for available beds.</text:span></text:p>
      <text:p text:style-name="P32"><text:span text:style-name="T33">6.</text:span><text:span text:style-name="T34"><text:s/> Maintain and modify Staff records.</text:span></text:p>
      <text:p text:style-name="P35"><text:span text:style-name="T36">7.</text:span><text:span text:style-name="T37"><text:s/> Interconnectivity between modules so that Doctors and Nurses can keep track of appointments.</text:span></text:p>
      <text:p text:style-name="P38"><text:span text:style-name="T39">8.</text:span><text:span text:style-name="T40"><text:s/> Optimized low cost solutions for small hospitals</text:span><text:span text:style-name="T41">, by using very minimal compute resources.</text:span></text:p>
      <text:soft-page-break/>
      <text:p text:style-name="P42">9. Allow for future easy customization and upgrades, to add a as-per-basis functionality.</text:p>
      <text:p text:style-name="P43"/>
      <text:p text:style-name="P44">DB Schema:</text:p>
      <text:p text:style-name="P45">Somebody upload pics pls</text:p>
      <text:p text:style-name="P46"/>
      <text:p text:style-name="P47">Code:</text:p>
      <text:p text:style-name="P48">Yo someone upload code as well</text:p>
      <text:p text:style-name="P49"/>
      <text:p text:style-name="P50">Running Example:</text:p>
      <text:p text:style-name="P51">Someone spam screenshots here in d e t a I l.</text:p>
      <text:p text:style-name="P52"/>
      <text:p text:style-name="P53">Credits:</text:p>
      <text:p text:style-name="Normal"><text:span text:style-name="T54">Mysel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 Siddiqui</meta:initial-creator>
    <dc:creator>D Siddiqui</dc:creator>
    <meta:creation-date>2024-12-31T03:59:00Z</meta:creation-date>
    <dc:date>2024-12-31T05:55:00Z</dc:date>
    <meta:template xlink:href="Normal.dotm" xlink:type="simple"/>
    <meta:editing-cycles>10</meta:editing-cycles>
    <meta:editing-duration>PT6780S</meta:editing-duration>
    <meta:document-statistic meta:page-count="2" meta:paragraph-count="3" meta:word-count="228" meta:character-count="1525" meta:row-count="10" meta:non-whitespace-character-count="1300"/>
  </office:meta>
</office:document-meta>
</file>